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opacity="50%" draw:textarea-horizontal-align="justify" draw:textarea-vertical-align="top" draw:auto-grow-height="false" fo:min-height="9.492cm" fo:min-width="23.475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763cm" fo:min-width="4.153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639cm" fo:min-width="6.522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 loext:decorative="false"/>
    </style:style>
    <style:style style:name="gr5" style:family="graphic" style:parent-style-name="standard">
      <style:graphic-properties svg:stroke-width="0.106cm" svg:stroke-color="#000000" draw:marker-start="Arrow" draw:marker-start-width="0.359cm" draw:marker-end="" draw:marker-end-width="0.359cm" draw:textarea-vertical-align="middle" fo:padding-top="0.178cm" fo:padding-bottom="0.178cm" fo:padding-left="0.303cm" fo:padding-right="0.303cm" loext:decorative="false"/>
    </style:style>
    <style:style style:name="gr6" style:family="graphic" style:parent-style-name="standard">
      <style:graphic-properties svg:stroke-width="0.106cm" svg:stroke-color="#000000" draw:marker-start="Arrow" draw:marker-start-width="0.359cm" draw:marker-end="Arrow" draw:marker-end-width="0.359cm" draw:textarea-vertical-align="bottom" fo:padding-top="0.178cm" fo:padding-bottom="0.178cm" fo:padding-left="0.303cm" fo:padding-right="0.303cm" loext:decorative="false"/>
    </style:style>
    <style:style style:name="gr7" style:family="graphic" style:parent-style-name="standard">
      <style:graphic-properties svg:stroke-width="0.106cm" svg:stroke-color="#000000" draw:marker-start="" draw:marker-start-width="0.359cm" draw:marker-end="Arrow" draw:marker-end-width="0.359cm" draw:textarea-vertical-align="middle" fo:padding-top="0.178cm" fo:padding-bottom="0.178cm" fo:padding-left="0.303cm" fo:padding-right="0.303cm" loext:decorative="false"/>
    </style:style>
    <style:style style:name="gr8" style:family="graphic" style:parent-style-name="standard">
      <style:graphic-properties svg:stroke-width="0.106cm" svg:stroke-color="#000000" draw:marker-start-width="0.359cm" draw:marker-end="Arrow" draw:marker-end-width="0.359cm" draw:textarea-vertical-align="middle" fo:padding-top="0.178cm" fo:padding-bottom="0.178cm" fo:padding-left="0.303cm" fo:padding-right="0.303cm" loext:decorative="false"/>
    </style:style>
    <style:style style:name="gr9" style:family="graphic" style:parent-style-name="standard">
      <style:graphic-properties svg:stroke-width="0.106cm" svg:stroke-color="#000000" draw:marker-start="Arrow" draw:marker-start-width="0.359cm" draw:marker-end="Arrow" draw:marker-end-width="0.359cm" draw:textarea-vertical-align="middle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svg:stroke-color="#000000" draw:fill="solid" draw:fill-color="#cccccc" draw:opacity="50%" draw:textarea-horizontal-align="justify" draw:textarea-vertical-align="top" draw:auto-grow-height="false" fo:min-height="9.345cm" fo:min-width="23.475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solid" draw:fill-color="#cccccc" draw:opacity="50%" draw:textarea-horizontal-align="justify" draw:textarea-vertical-align="top" draw:auto-grow-height="false" fo:min-height="9.506cm" fo:min-width="23.475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6.327cm" fo:min-width="4.153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106cm" svg:stroke-color="#000000" draw:marker-start="Arrow" draw:marker-start-width="0.359cm" draw:marker-end="Arrow" draw:marker-end-width="0.359cm" draw:textarea-vertical-align="bottom" fo:padding-top="0.178cm" fo:padding-bottom="0.178cm" fo:padding-left="0.303cm" fo:padding-right="0.303cm" loext:decorative="false"/>
      <style:paragraph-properties style:writing-mode="lr-tb"/>
    </style:style>
    <style:style style:name="gr14" style:family="graphic" style:parent-style-name="standard">
      <style:graphic-properties svg:stroke-width="0.106cm" svg:stroke-color="#000000" draw:marker-start-width="0.359cm" draw:marker-end="Arrow" draw:marker-end-width="0.359cm" draw:textarea-vertical-align="bottom" fo:padding-top="0.178cm" fo:padding-bottom="0.178cm" fo:padding-left="0.303cm" fo:padding-right="0.303cm" loext:decorative="false"/>
      <style:paragraph-properties style:writing-mode="lr-tb"/>
    </style:style>
    <style:style style:name="gr15" style:family="graphic" style:parent-style-name="standard">
      <style:graphic-properties svg:stroke-width="0.106cm" svg:stroke-color="#000000" draw:marker-start="Arrow" draw:marker-start-width="0.359cm" draw:marker-end-width="0.359cm" draw:textarea-vertical-align="bottom" fo:padding-top="0.178cm" fo:padding-bottom="0.178cm" fo:padding-left="0.303cm" fo:padding-right="0.30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4cm" fo:min-width="4.765cm" loext:decorative="false"/>
      <style:paragraph-properties style:writing-mode="lr-tb"/>
    </style:style>
    <style:style style:name="gr18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763cm" fo:min-width="5.227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128cm" fo:min-width="3.773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3cm" draw:marker-end="Arrow" draw:marker-end-width="0.253cm" draw:textarea-vertical-align="bottom" fo:padding-top="0.143cm" fo:padding-bottom="0.143cm" fo:padding-left="0.268cm" fo:padding-right="0.268cm" loext:decorative="false"/>
      <style:paragraph-properties style:writing-mode="lr-tb"/>
    </style:style>
    <style:style style:name="P1" style:family="paragraph">
      <style:paragraph-properties fo:text-align="start" style:writing-mode="lr-tb"/>
      <style:text-properties fo:font-size="24pt" style:font-size-asian="24pt" style:font-size-complex="24pt"/>
    </style:style>
    <style:style style:name="P2" style:family="paragraph">
      <loext:graphic-properties draw:fill="solid" draw:fill-color="#cccccc" draw:opacity="50%"/>
      <style:paragraph-properties fo:text-align="start" style:writing-mode="lr-tb"/>
      <style:text-properties fo:font-size="24pt" style:font-size-asian="24pt" style:font-size-complex="24pt"/>
    </style:style>
    <style:style style:name="P3" style:family="paragraph"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2.54cm" fo:text-align="center" fo:text-indent="0cm"/>
    </style:style>
    <style:style style:name="P7" style:family="paragraph">
      <style:paragraph-properties fo:margin-left="0.178cm" fo:margin-right="0cm" fo:text-align="center" fo:text-indent="0cm"/>
    </style:style>
    <style:style style:name="P8" style:family="paragraph">
      <style:paragraph-properties fo:margin-left="0.457cm" fo:margin-right="0cm" fo:text-align="center" fo:text-indent="0cm"/>
    </style:style>
    <style:style style:name="P9" style:family="paragraph">
      <style:paragraph-properties fo:margin-left="0cm" fo:margin-right="2.54cm" fo:margin-top="0cm" fo:margin-bottom="0cm" fo:line-height="100%" fo:text-align="center" fo:text-indent="0cm"/>
    </style:style>
    <style:style style:name="P10" style:family="paragraph">
      <style:paragraph-properties fo:margin-left="0cm" fo:margin-right="0cm" fo:margin-top="0cm" fo:margin-bottom="0cm" fo:line-height="100%" fo:text-align="end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size="18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975cm" svg:height="9.742cm" svg:x="27.94cm" svg:y="25.475cm">
          <text:p text:style-name="P1"><text:span text:style-name="T1">RX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4" draw:id="id4" draw:layer="layout" svg:width="4.653cm" svg:height="3.013cm" svg:x="46.42cm" svg:y="30.625cm">
          <text:p text:style-name="P3"><text:span text:style-name="T1">Data</text:span><text:span text:style-name="T1"><text:line-break/></text:span><text:span text:style-name="T1">Assemb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9" draw:id="id19" draw:layer="layout" svg:width="7.022cm" svg:height="3.889cm" svg:x="8.12cm" svg:y="6.514cm">
          <draw:glue-point draw:id="4" svg:x="5.001cm" svg:y="-1.519cm"/>
          <draw:glue-point draw:id="5" svg:x="5.001cm" svg:y="1.745cm"/>
          <draw:glue-point draw:id="6" svg:x="5.001cm" svg:y="3.468cm"/>
          <draw:glue-point draw:id="7" svg:x="5.001cm" svg:y="-3.062cm"/>
          <text:p text:style-name="P3"><text:span text:style-name="T1">CS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0" draw:id="id20" draw:layer="layout" svg:width="7.022cm" svg:height="3.889cm" svg:x="8.12cm" svg:y="11.866cm">
          <draw:glue-point draw:id="4" svg:x="5.001cm" svg:y="-2.267cm"/>
          <draw:glue-point draw:id="5" svg:x="5.001cm" svg:y="2.681cm"/>
          <text:p text:style-name="P3"><text:span text:style-name="T1">Buffer </text:span><text:span text:style-name="T1"><text:line-break/></text:span><text:span text:style-name="T1">Descript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7.022cm" svg:height="3.889cm" svg:x="8.12cm" svg:y="23.278cm">
          <draw:glue-point draw:id="4" svg:x="-5.001cm" svg:y="-2.707cm"/>
          <draw:glue-point draw:id="5" svg:x="-5.001cm" svg:y="2.28cm"/>
          <draw:glue-point draw:id="6" svg:x="5.001cm" svg:y="-2.998cm"/>
          <draw:glue-point draw:id="7" svg:x="5.001cm" svg:y="3.597cm"/>
          <draw:glue-point draw:id="8" svg:x="5.001cm" svg:y="-0.588cm"/>
          <draw:glue-point draw:id="9" svg:x="5.001cm" svg:y="1.609cm"/>
          <text:p text:style-name="P3"><text:span text:style-name="T1">Data Trans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7.022cm" svg:height="3.889cm" svg:x="8.12cm" svg:y="16.88cm">
          <text:p text:style-name="P3"><text:span text:style-name="T1">TX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7.022cm" svg:height="3.889cm" svg:x="8.12cm" svg:y="30.167cm">
          <text:p text:style-name="P3"><text:span text:style-name="T1">RX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1.631cm" svg:y1="23.278cm" svg:x2="11.631cm" svg:y2="20.769cm" draw:start-shape="id1" draw:start-glue-point="0" draw:end-shape="id2" draw:end-glue-point="2" svg:d="M11631 23278v-2509" svg:viewBox="0 0 1 2510">
          <text:p/>
        </draw:connector>
        <draw:connector draw:style-name="gr5" draw:text-style-name="P5" draw:layer="layout" svg:x1="11.631cm" svg:y1="27.167cm" svg:x2="11.631cm" svg:y2="30.167cm" draw:start-shape="id1" draw:start-glue-point="2" draw:end-shape="id3" draw:end-glue-point="0" svg:d="M11631 27167v3000" svg:viewBox="0 0 1 3001">
          <text:p/>
        </draw:connector>
        <draw:connector draw:style-name="gr6" draw:text-style-name="P6" draw:layer="layout" svg:x1="8.12cm" svg:y1="25.222cm" svg:x2="3.113cm" svg:y2="25.244cm" draw:start-shape="id1" draw:start-glue-point="3" svg:d="M8120 25222h-2754v22h-2253" svg:viewBox="0 0 5008 23">
          <text:p/>
        </draw:connector>
        <draw:custom-shape draw:style-name="gr2" draw:text-style-name="P4" xml:id="id5" draw:id="id5" draw:layer="layout" svg:width="4.653cm" svg:height="3.013cm" svg:x="40.517cm" svg:y="30.625cm">
          <text:p text:style-name="P3"><text:span text:style-name="T1">Preamble</text:span><text:span text:style-name="T1"><text:line-break/></text:span><text:span text:style-name="T1">Remo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653cm" svg:height="3.013cm" svg:x="34.748cm" svg:y="27.023cm">
          <text:p text:style-name="P3"><text:span text:style-name="T1">C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7" draw:id="id7" draw:layer="layout" svg:width="4.653cm" svg:height="3.013cm" svg:x="28.672cm" svg:y="27.023cm">
          <text:p text:style-name="P3"><text:span text:style-name="T1">Status</text:span><text:span text:style-name="T1"><text:line-break/></text:span><text:span text:style-name="T1">Sig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46.42cm" svg:y1="32.131cm" svg:x2="45.17cm" svg:y2="32.131cm" draw:start-shape="id4" draw:start-glue-point="3" draw:end-shape="id5" draw:end-glue-point="1" svg:d="M46420 32131h-1250" svg:viewBox="0 0 1251 1">
          <text:p/>
        </draw:connector>
        <draw:connector draw:style-name="gr8" draw:text-style-name="P5" draw:layer="layout" svg:x1="40.517cm" svg:y1="32.131cm" svg:x2="37.074cm" svg:y2="30.036cm" draw:start-shape="id5" draw:start-glue-point="3" draw:end-shape="id6" draw:end-glue-point="2" svg:d="M40517 32131h-3443v-2095" svg:viewBox="0 0 3444 2096">
          <text:p/>
        </draw:connector>
        <draw:connector draw:style-name="gr8" draw:text-style-name="P5" draw:layer="layout" draw:line-skew="-2.86cm" svg:x1="40.517cm" svg:y1="32.131cm" svg:x2="15.142cm" svg:y2="32.111cm" draw:start-shape="id5" draw:start-glue-point="3" draw:end-shape="id3" draw:end-glue-point="1" svg:d="M40517 32131h-15548v-20h-9827" svg:viewBox="0 0 25376 21">
          <text:p/>
        </draw:connector>
        <draw:connector draw:style-name="gr8" draw:text-style-name="P5" draw:layer="layout" svg:x1="34.748cm" svg:y1="28.529cm" svg:x2="33.325cm" svg:y2="28.529cm" draw:start-shape="id6" draw:start-glue-point="3" draw:end-shape="id7" draw:end-glue-point="1" svg:d="M34748 28529h-1423" svg:viewBox="0 0 1424 1">
          <text:p/>
        </draw:connector>
        <draw:connector draw:style-name="gr8" draw:text-style-name="P5" draw:layer="layout" svg:x1="40.517cm" svg:y1="32.131cm" svg:x2="30.998cm" svg:y2="30.036cm" draw:start-shape="id5" draw:start-glue-point="3" draw:end-shape="id7" draw:end-glue-point="2" svg:d="M40517 32131h-9519v-2095" svg:viewBox="0 0 9520 2096">
          <text:p/>
        </draw:connector>
        <draw:connector draw:style-name="gr9" draw:text-style-name="P5" draw:layer="layout" svg:x1="28.672cm" svg:y1="28.529cm" svg:x2="27.155cm" svg:y2="28.527cm" draw:start-shape="id7" draw:start-glue-point="3" draw:end-shape="id8" draw:end-glue-point="1" svg:d="M28672 28529h-759v-2h-758" svg:viewBox="0 0 1518 3">
          <text:p/>
        </draw:connector>
        <draw:custom-shape draw:style-name="gr10" draw:text-style-name="P2" draw:layer="layout" svg:width="23.975cm" svg:height="9.595cm" svg:x="27.899cm" svg:y="14.961cm">
          <text:p text:style-name="P1"><text:span text:style-name="T1">TX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1" draw:id="id11" draw:layer="layout" svg:width="4.653cm" svg:height="3.013cm" svg:x="46.534cm" svg:y="17.338cm">
          <text:p text:style-name="P3"><text:span text:style-name="T1">PHY</text:span><text:span text:style-name="T1"><text:line-break/></text:span><text:span text:style-name="T1">Sig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9" draw:id="id9" draw:layer="layout" svg:width="4.653cm" svg:height="3.013cm" svg:x="33.134cm" svg:y="17.338cm">
          <text:p text:style-name="P3"><text:span text:style-name="T1">Frame</text:span><text:span text:style-name="T1"><text:line-break/></text:span><text:span text:style-name="T1">P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2" draw:id="id12" draw:layer="layout" svg:width="4.653cm" svg:height="3.013cm" svg:x="36.834cm" svg:y="21.038cm">
          <text:p text:style-name="P3"><text:span text:style-name="T1">C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3" draw:id="id13" draw:layer="layout" svg:width="4.653cm" svg:height="3.013cm" svg:x="28.617cm" svg:y="21.038cm">
          <text:p text:style-name="P3"><text:span text:style-name="T1">Status</text:span><text:span text:style-name="T1"><text:line-break/></text:span><text:span text:style-name="T1">Sig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0" draw:id="id10" draw:layer="layout" svg:width="4.653cm" svg:height="3.013cm" svg:x="40.434cm" svg:y="17.338cm">
          <text:p text:style-name="P3"><text:span text:style-name="T1">Data</text:span><text:span text:style-name="T1"><text:line-break/></text:span><text:span text:style-name="T1">Nib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svg:x1="37.787cm" svg:y1="18.844cm" svg:x2="40.434cm" svg:y2="18.844cm" draw:start-shape="id9" draw:start-glue-point="1" draw:end-shape="id10" draw:end-glue-point="3" svg:d="M37787 18844h2647" svg:viewBox="0 0 2648 1">
          <text:p/>
        </draw:connector>
        <draw:connector draw:style-name="gr8" draw:text-style-name="P5" draw:layer="layout" svg:x1="45.087cm" svg:y1="18.844cm" svg:x2="46.534cm" svg:y2="18.844cm" draw:start-shape="id10" draw:start-glue-point="1" draw:end-shape="id11" draw:end-glue-point="3" svg:d="M45087 18844h1447" svg:viewBox="0 0 1448 1">
          <text:p/>
        </draw:connector>
        <draw:connector draw:style-name="gr8" draw:text-style-name="P5" draw:layer="layout" svg:x1="37.787cm" svg:y1="18.844cm" svg:x2="39.16cm" svg:y2="21.038cm" draw:start-shape="id9" draw:start-glue-point="1" draw:end-shape="id12" draw:end-glue-point="0" svg:d="M37787 18844h1373v2194" svg:viewBox="0 0 1374 2195">
          <text:p/>
        </draw:connector>
        <draw:connector draw:style-name="gr8" draw:text-style-name="P5" draw:layer="layout" svg:x1="41.487cm" svg:y1="22.544cm" svg:x2="42.76cm" svg:y2="20.351cm" draw:start-shape="id12" draw:start-glue-point="1" draw:end-shape="id10" draw:end-glue-point="2" svg:d="M41487 22544h1273v-2193" svg:viewBox="0 0 1274 2194">
          <text:p/>
        </draw:connector>
        <draw:connector draw:style-name="gr8" draw:text-style-name="P5" draw:layer="layout" svg:x1="33.27cm" svg:y1="22.544cm" svg:x2="35.46cm" svg:y2="20.351cm" draw:start-shape="id13" draw:start-glue-point="1" draw:end-shape="id9" draw:end-glue-point="2" svg:d="M33270 22544h2190v-2193" svg:viewBox="0 0 2191 2194">
          <text:p/>
        </draw:connector>
        <draw:connector draw:style-name="gr9" draw:text-style-name="P5" draw:layer="layout" svg:x1="27.219cm" svg:y1="22.547cm" svg:x2="28.617cm" svg:y2="22.544cm" draw:start-shape="id14" draw:start-glue-point="1" draw:end-shape="id13" draw:end-glue-point="3" svg:d="M27219 22547h698v-3h700" svg:viewBox="0 0 1399 4">
          <text:p/>
        </draw:connector>
        <draw:connector draw:style-name="gr8" draw:text-style-name="P5" draw:layer="layout" svg:x1="15.142cm" svg:y1="18.824cm" svg:x2="33.134cm" svg:y2="18.844cm" draw:start-shape="id2" draw:start-glue-point="1" draw:end-shape="id9" draw:end-glue-point="3" svg:d="M15142 18824h8996v20h8996" svg:viewBox="0 0 17993 21">
          <text:p/>
        </draw:connector>
        <draw:custom-shape draw:style-name="gr11" draw:text-style-name="P2" draw:layer="layout" svg:width="23.975cm" svg:height="9.756cm" svg:x="27.899cm" svg:y="4.147cm">
          <text:p text:style-name="P1"><text:span text:style-name="T1">MII Manag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17" draw:id="id17" draw:layer="layout" svg:width="4.653cm" svg:height="6.577cm" svg:x="46.446cm" svg:y="5.777cm">
          <draw:glue-point draw:id="4" svg:x="-5.003cm" svg:y="-2.704cm"/>
          <draw:glue-point draw:id="5" svg:x="-5.003cm" svg:y="2.771cm"/>
          <text:p text:style-name="P3"><text:span text:style-name="T1">Output</text:span><text:span text:style-name="T1"><text:line-break/></text:span><text:span text:style-name="T1">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6" draw:id="id16" draw:layer="layout" svg:width="4.653cm" svg:height="3.013cm" svg:x="40.146cm" svg:y="5.777cm">
          <text:p text:style-name="P3"><text:span text:style-name="T1">Shift</text:span><text:span text:style-name="T1"><text:line-break/></text:span><text:span text:style-name="T1">Regis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5" draw:id="id15" draw:layer="layout" svg:width="4.653cm" svg:height="3.013cm" svg:x="33.546cm" svg:y="5.777cm">
          <text:p text:style-name="P3"><text:span text:style-name="T1">Clock</text:span><text:span text:style-name="T1"><text:line-break/></text:span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8" draw:id="id18" draw:layer="layout" svg:width="4.653cm" svg:height="3.013cm" svg:x="33.546cm" svg:y="9.377cm">
          <text:p text:style-name="P3"><text:span text:style-name="T1">Operation</text:span><text:span text:style-name="T1"><text:line-break/></text:span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svg:x1="38.199cm" svg:y1="7.283cm" svg:x2="40.146cm" svg:y2="7.283cm" draw:start-shape="id15" draw:start-glue-point="1" draw:end-shape="id16" draw:end-glue-point="3" svg:d="M38199 7283h1947" svg:viewBox="0 0 1948 1">
          <text:p/>
        </draw:connector>
        <draw:connector draw:style-name="gr8" draw:text-style-name="P5" draw:layer="layout" svg:x1="44.799cm" svg:y1="7.283cm" svg:x2="46.446cm" svg:y2="7.287cm" draw:start-shape="id16" draw:start-glue-point="1" draw:end-shape="id17" draw:end-glue-point="4" svg:d="M44799 7283h823v4h824" svg:viewBox="0 0 1648 5">
          <text:p/>
        </draw:connector>
        <draw:connector draw:style-name="gr8" draw:text-style-name="P5" draw:layer="layout" svg:x1="38.199cm" svg:y1="10.883cm" svg:x2="46.446cm" svg:y2="10.887cm" draw:start-shape="id18" draw:start-glue-point="1" draw:end-shape="id17" draw:end-glue-point="5" svg:d="M38199 10883h4123v4h4124" svg:viewBox="0 0 8248 5">
          <text:p/>
        </draw:connector>
        <draw:connector draw:style-name="gr8" draw:text-style-name="P5" draw:layer="layout" draw:line-skew="-3.847cm" svg:x1="15.142cm" svg:y1="7.268cm" svg:x2="33.546cm" svg:y2="7.283cm" draw:start-shape="id19" draw:start-glue-point="7" draw:end-shape="id15" draw:end-glue-point="3" svg:d="M15142 7268h5355v15h13049" svg:viewBox="0 0 18405 16">
          <text:p/>
        </draw:connector>
        <draw:connector draw:style-name="gr9" draw:text-style-name="P5" draw:layer="layout" draw:line-skew="6.242cm" svg:x1="15.142cm" svg:y1="7.268cm" svg:x2="33.546cm" svg:y2="10.883cm" draw:start-shape="id19" draw:start-glue-point="7" draw:end-shape="id18" draw:end-glue-point="3" svg:d="M15142 7268h15444v3615h2960" svg:viewBox="0 0 18405 3616">
          <text:p/>
        </draw:connector>
        <draw:connector draw:style-name="gr9" draw:text-style-name="P5" draw:layer="layout" draw:line-skew="1.043cm" svg:x1="15.142cm" svg:y1="12.929cm" svg:x2="15.142cm" svg:y2="9.806cm" draw:start-shape="id20" draw:start-glue-point="4" draw:end-shape="id19" draw:end-glue-point="6" svg:d="M15142 12929h1544v-3123h-1544" svg:viewBox="0 0 1545 3124">
          <text:p/>
        </draw:connector>
        <draw:connector draw:style-name="gr9" draw:text-style-name="P5" draw:layer="layout" draw:line-skew="1.008cm" svg:x1="15.142cm" svg:y1="14.852cm" svg:x2="15.142cm" svg:y2="24.057cm" draw:start-shape="id20" draw:start-glue-point="5" draw:end-shape="id1" draw:end-glue-point="6" svg:d="M15142 14852h1509v9205h-1509" svg:viewBox="0 0 1510 9206">
          <text:p/>
        </draw:connector>
        <draw:connector draw:style-name="gr13" draw:text-style-name="P5" draw:layer="layout" svg:x1="51.099cm" svg:y1="9.065cm" svg:x2="55.089cm" svg:y2="9.077cm" draw:start-shape="id17" draw:start-glue-point="1" svg:d="M51099 9065h2245v12h1745" svg:viewBox="0 0 3991 13">
          <text:p text:style-name="P5">MDIO<text:line-break/>MDC<text:line-break/></text:p>
        </draw:connector>
        <draw:connector draw:style-name="gr14" draw:text-style-name="P7" draw:layer="layout" svg:x1="51.187cm" svg:y1="18.844cm" svg:x2="55.592cm" svg:y2="18.838cm" draw:start-shape="id11" draw:start-glue-point="1" svg:d="M51187 18844h2453v-6h1952" svg:viewBox="0 0 4406 7">
          <text:p text:style-name="P7">PHY<text:line-break/>TX Signals<text:line-break/></text:p>
        </draw:connector>
        <draw:connector draw:style-name="gr15" draw:text-style-name="P8" draw:layer="layout" svg:x1="51.073cm" svg:y1="32.131cm" svg:x2="55.577cm" svg:y2="32.127cm" draw:start-shape="id4" draw:start-glue-point="1" svg:d="M51073 32131h2502v-4h2002" svg:viewBox="0 0 4505 5">
          <text:p text:style-name="P8">PHY<text:line-break/>RX Signals<text:line-break/></text:p>
        </draw:connector>
        <draw:connector draw:style-name="gr6" draw:text-style-name="P9" draw:layer="layout" svg:x1="3.006cm" svg:y1="8.432cm" svg:x2="8.12cm" svg:y2="8.458cm" draw:end-shape="id19" draw:end-glue-point="3" svg:d="M3006 8432h2307v26h2807" svg:viewBox="0 0 5115 27">
          <text:p/>
        </draw:connector>
        <draw:frame draw:style-name="gr16" draw:text-style-name="P11" draw:layer="layout" svg:width="5.856cm" svg:height="0.962cm" svg:x="49.177cm" svg:y="1.309cm">
          <draw:text-box>
            <text:p text:style-name="P10"><text:span text:style-name="T2">PHY negated reset</text:span></text:p>
          </draw:text-box>
        </draw:frame>
        <draw:frame draw:style-name="gr17" draw:text-style-name="P11" draw:layer="layout" svg:width="5.265cm" svg:height="1.864cm" svg:x="3.773cm" svg:y="22.957cm">
          <draw:text-box>
            <text:p text:style-name="P10"><text:span text:style-name="T2">Me</text:span><text:span text:style-name="T2">mo</text:span><text:span text:style-name="T2">ry</text:span></text:p>
            <text:p text:style-name="P10"><text:span text:style-name="T2">DM</text:span><text:span text:style-name="T2">A </text:span><text:span text:style-name="T2">I/F</text:span></text:p>
          </draw:text-box>
        </draw:frame>
        <draw:connector draw:style-name="gr9" draw:text-style-name="P5" draw:layer="layout" svg:x1="15.142cm" svg:y1="24.994cm" svg:x2="19.518cm" svg:y2="15.589cm" draw:start-shape="id1" draw:start-glue-point="8" draw:end-shape="id21" draw:end-glue-point="2" svg:d="M15142 24994h4376v-9405" svg:viewBox="0 0 4377 9406">
          <text:p/>
        </draw:connector>
        <draw:custom-shape draw:style-name="gr18" draw:text-style-name="P4" xml:id="id14" draw:id="id14" draw:layer="layout" svg:width="5.727cm" svg:height="3.013cm" svg:x="21.492cm" svg:y="21.041cm">
          <text:p text:style-name="P3"><text:span text:style-name="T1">Synchroni</text:span><text:span text:style-name="T1">z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xml:id="id8" draw:id="id8" draw:layer="layout" svg:width="5.727cm" svg:height="3.013cm" svg:x="21.428cm" svg:y="27.021cm">
          <text:p text:style-name="P3"><text:span text:style-name="T1">Synchroni</text:span><text:span text:style-name="T1">z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xml:id="id21" draw:id="id21" draw:layer="layout" svg:width="4.273cm" svg:height="3.378cm" svg:x="17.382cm" svg:y="12.211cm">
          <text:p text:style-name="P3"><text:span text:style-name="T1">CSR </text:span><text:span text:style-name="T1">Logic</text:span><text:span text:style-name="T1"><text:line-break/></text:span><text:span text:style-name="T1">(Reg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xml:id="id22" draw:id="id22" draw:layer="layout" svg:width="5.727cm" svg:height="3.013cm" svg:x="16.521cm" svg:y="1.08cm">
          <text:p text:style-name="P3"><text:span text:style-name="T1">PHY Reset</text:span></text:p>
          <text:p text:style-name="P3"><text:span text:style-name="T1">Cou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7" draw:layer="layout" svg:x1="22.248cm" svg:y1="2.586cm" svg:x2="55.192cm" svg:y2="2.593cm" draw:start-shape="id22" draw:start-glue-point="1" svg:d="M22248 2586h16722v7h16222" svg:viewBox="0 0 32945 8">
          <text:p text:style-name="P7"/>
        </draw:connector>
        <draw:frame draw:style-name="gr16" draw:text-style-name="P11" draw:layer="layout" svg:width="2.76cm" svg:height="0.962cm" svg:x="3.775cm" svg:y="6.707cm">
          <draw:text-box>
            <text:p text:style-name="P10"><text:span text:style-name="T2">CPU I/F</text:span></text:p>
          </draw:text-box>
        </draw:frame>
        <draw:connector draw:style-name="gr9" draw:text-style-name="P5" draw:layer="layout" draw:line-skew="-1.628cm" svg:x1="19.518cm" svg:y1="12.211cm" svg:x2="15.143cm" svg:y2="8.458cm" draw:start-shape="id21" draw:start-glue-point="0" svg:d="M19518 12211v-3755h-4375v2" svg:viewBox="0 0 4376 3756">
          <text:p/>
        </draw:connector>
        <draw:connector draw:style-name="gr9" draw:text-style-name="P5" draw:layer="layout" draw:line-skew="2.386cm" svg:x1="15.142cm" svg:y1="25.848cm" svg:x2="21.492cm" svg:y2="22.547cm" draw:end-shape="id14" draw:end-glue-point="3" svg:d="M15142 25848h5310v-3301h1040" svg:viewBox="0 0 6351 3302">
          <text:p/>
        </draw:connector>
        <draw:connector draw:style-name="gr9" draw:text-style-name="P5" draw:layer="layout" draw:line-skew="2.385cm" svg:x1="21.428cm" svg:y1="28.527cm" svg:x2="15.142cm" svg:y2="26.621cm" draw:start-shape="id8" draw:start-glue-point="3" svg:d="M21428 28527h-1009v-1906h-5277" svg:viewBox="0 0 6287 190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5-12-24T15:58:28.761255757</dc:date>
    <meta:editing-duration>PT20H34M6S</meta:editing-duration>
    <meta:editing-cycles>90</meta:editing-cycles>
    <meta:generator>LibreOffice/25.8.3.2$Linux_X86_64 LibreOffice_project/580$Build-2</meta:generator>
    <meta:document-statistic meta:object-count="60"/>
  </office:meta>
</office:document-meta>
</file>